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2.9492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2.0772in"/>
    </style:style>
    <style:style style:name="co9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00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For Kill</text:p>
          </table:table-cell>
          <table:table-cell table:number-columns-repeated="4"/>
          <table:table-cell office:value-type="string">
            <text:p>For Hit</text:p>
          </table:table-cell>
          <table:table-cell table:number-columns-repeated="3"/>
        </table:table-row>
        <table:table-row table:style-name="ro1">
          <table:table-cell office:value-type="string">
            <text:p>Level Diff (Player – Enemy)</text:p>
          </table:table-cell>
          <table:table-cell office:value-type="string">
            <text:p>Normal Mode</text:p>
          </table:table-cell>
          <table:table-cell office:value-type="string">
            <text:p>Hard Mode</text:p>
          </table:table-cell>
          <table:table-cell office:value-type="string">
            <text:p>Lunatic Mode</text:p>
          </table:table-cell>
          <table:table-cell/>
          <table:table-cell office:value-type="string">
            <text:p>Level Diff (Player – Enemy)</text:p>
          </table:table-cell>
          <table:table-cell office:value-type="string">
            <text:p>Normal Mode</text:p>
          </table:table-cell>
          <table:table-cell office:value-type="string">
            <text:p>Hard Mode</text:p>
          </table:table-cell>
          <table:table-cell office:value-type="string">
            <text:p>Lunatic Mod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-3">
            <text:p>-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table:number-columns-repeated="4"/>
          <table:table-cell office:value-type="float" office:value="-4">
            <text:p>-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5">
            <text:p>-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6">
            <text:p>-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7">
            <text:p>-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E: Destiny Approximation Formulas</text:p>
          </table:table-cell>
          <table:table-cell table:number-columns-repeated="8"/>
        </table:table-row>
        <table:table-row table:style-name="ro1">
          <table:table-cell office:value-type="string">
            <text:p>For Kill</text:p>
          </table:table-cell>
          <table:table-cell table:number-columns-repeated="4"/>
          <table:table-cell office:value-type="string">
            <text:p>For Hit</text:p>
          </table:table-cell>
          <table:table-cell table:number-columns-repeated="3"/>
        </table:table-row>
        <table:table-row table:style-name="ro1">
          <table:table-cell office:value-type="string">
            <text:p>Level Diff (Player – Enemy)</text:p>
          </table:table-cell>
          <table:table-cell office:value-type="string">
            <text:p>Easy Mode</text:p>
          </table:table-cell>
          <table:table-cell office:value-type="string">
            <text:p>Normal Mode</text:p>
          </table:table-cell>
          <table:table-cell office:value-type="string">
            <text:p>Hard Mode</text:p>
          </table:table-cell>
          <table:table-cell/>
          <table:table-cell office:value-type="string">
            <text:p>Level Diff (Player – Enemy)</text:p>
          </table:table-cell>
          <table:table-cell office:value-type="string">
            <text:p>Easy Mode</text:p>
          </table:table-cell>
          <table:table-cell office:value-type="string">
            <text:p>Normal Mode</text:p>
          </table:table-cell>
          <table:table-cell office:value-type="string">
            <text:p>Hard Mode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string">
            <text:p>MAX(1;MIN(100;30-FLOOR(3.5*<text:span text:style-name="T1">x</text:span>;1;1)))</text:p>
          </table:table-cell>
          <table:table-cell office:value-type="string">
            <text:p>MAX(1;MIN(100;30-FLOOR(4.5*x)))</text:p>
          </table:table-cell>
          <table:table-cell office:value-type="string">
            <text:p>MAX(1;MIN(100;30-FLOOR(5.5*x)))</text:p>
          </table:table-cell>
          <table:table-cell/>
          <table:table-cell office:value-type="string">
            <text:p>x</text:p>
          </table:table-cell>
          <table:table-cell office:value-type="string">
            <text:p>MAX(0;10-x)</text:p>
          </table:table-cell>
          <table:table-cell office:value-type="string">
            <text:p>MAX(0;10-FLOOR(1.5*<text:span text:style-name="T1">x</text:span>;1;1))</text:p>
          </table:table-cell>
          <table:table-cell office:value-type="string">
            <text:p>MAX(0;FLOOR(10.8-1.8*<text:span text:style-name="T1">x</text:span>;1;1)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MAX(1;MIN(100;30-FLOOR(3.5*[.A24];1;1)))" office:value-type="float" office:value="2">
            <text:p>2</text:p>
          </table:table-cell>
          <table:table-cell table:formula="of:=MAX(1;MIN(100;30-FLOOR(4.5*[.A24];1;1)))" office:value-type="float" office:value="1">
            <text:p>1</text:p>
          </table:table-cell>
          <table:table-cell table:formula="of:=MAX(1;MIN(100;30-FLOOR(5.5*[.A24];1;1)))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formula="of:=MAX(0;10-[.F24])" office:value-type="float" office:value="2">
            <text:p>2</text:p>
          </table:table-cell>
          <table:table-cell table:formula="of:=MAX(0;10-FLOOR(1.5*[.F24];1;1))" office:value-type="float" office:value="0">
            <text:p>0</text:p>
          </table:table-cell>
          <table:table-cell table:formula="of:=MAX(0;10-FLOOR(0.2+1.8*[.F24];1;1)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MAX(1;MIN(100;30-FLOOR(3.5*[.A25];1;1)))" office:value-type="float" office:value="6">
            <text:p>6</text:p>
          </table:table-cell>
          <table:table-cell table:formula="of:=MAX(1;MIN(100;30-FLOOR(4.5*[.A25];1;1)))" office:value-type="float" office:value="1">
            <text:p>1</text:p>
          </table:table-cell>
          <table:table-cell table:formula="of:=MAX(1;MIN(100;30-FLOOR(5.5*[.A25];1;1)))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formula="of:=MAX(0;10-[.F25])" office:value-type="float" office:value="3">
            <text:p>3</text:p>
          </table:table-cell>
          <table:table-cell table:formula="of:=MAX(0;10-FLOOR(1.5*[.F25];1;1))" office:value-type="float" office:value="0">
            <text:p>0</text:p>
          </table:table-cell>
          <table:table-cell table:formula="of:=MAX(0;10-FLOOR(0.2+1.8*[.F25];1;1)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MAX(1;MIN(100;30-FLOOR(3.5*[.A26];1;1)))" office:value-type="float" office:value="9">
            <text:p>9</text:p>
          </table:table-cell>
          <table:table-cell table:formula="of:=MAX(1;MIN(100;30-FLOOR(4.5*[.A26];1;1)))" office:value-type="float" office:value="3">
            <text:p>3</text:p>
          </table:table-cell>
          <table:table-cell table:formula="of:=MAX(1;MIN(100;30-FLOOR(5.5*[.A26];1;1)))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MAX(0;10-[.F26])" office:value-type="float" office:value="4">
            <text:p>4</text:p>
          </table:table-cell>
          <table:table-cell table:formula="of:=MAX(0;10-FLOOR(1.5*[.F26];1;1))" office:value-type="float" office:value="1">
            <text:p>1</text:p>
          </table:table-cell>
          <table:table-cell table:formula="of:=MAX(0;10-FLOOR(0.2+1.8*[.F26];1;1)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MAX(1;MIN(100;30-FLOOR(3.5*[.A27];1;1)))" office:value-type="float" office:value="13">
            <text:p>13</text:p>
          </table:table-cell>
          <table:table-cell table:formula="of:=MAX(1;MIN(100;30-FLOOR(4.5*[.A27];1;1)))" office:value-type="float" office:value="8">
            <text:p>8</text:p>
          </table:table-cell>
          <table:table-cell table:formula="of:=MAX(1;MIN(100;30-FLOOR(5.5*[.A27];1;1)))"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MAX(0;10-[.F27])" office:value-type="float" office:value="5">
            <text:p>5</text:p>
          </table:table-cell>
          <table:table-cell table:formula="of:=MAX(0;10-FLOOR(1.5*[.F27];1;1))" office:value-type="float" office:value="3">
            <text:p>3</text:p>
          </table:table-cell>
          <table:table-cell table:formula="of:=MAX(0;10-FLOOR(0.2+1.8*[.F27];1;1)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MAX(1;MIN(100;30-FLOOR(3.5*[.A28];1;1)))" office:value-type="float" office:value="16">
            <text:p>16</text:p>
          </table:table-cell>
          <table:table-cell table:formula="of:=MAX(1;MIN(100;30-FLOOR(4.5*[.A28];1;1)))" office:value-type="float" office:value="12">
            <text:p>12</text:p>
          </table:table-cell>
          <table:table-cell table:formula="of:=MAX(1;MIN(100;30-FLOOR(5.5*[.A28];1;1)))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formula="of:=MAX(0;10-[.F28])" office:value-type="float" office:value="6">
            <text:p>6</text:p>
          </table:table-cell>
          <table:table-cell table:formula="of:=MAX(0;10-FLOOR(1.5*[.F28];1;1))" office:value-type="float" office:value="4">
            <text:p>4</text:p>
          </table:table-cell>
          <table:table-cell table:formula="of:=MAX(0;10-FLOOR(0.2+1.8*[.F28];1;1))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MAX(1;MIN(100;30-FLOOR(3.5*[.A29];1;1)))" office:value-type="float" office:value="20">
            <text:p>20</text:p>
          </table:table-cell>
          <table:table-cell table:formula="of:=MAX(1;MIN(100;30-FLOOR(4.5*[.A29];1;1)))" office:value-type="float" office:value="17">
            <text:p>17</text:p>
          </table:table-cell>
          <table:table-cell table:formula="of:=MAX(1;MIN(100;30-FLOOR(5.5*[.A29];1;1)))" office:value-type="float" office:value="14">
            <text:p>14</text:p>
          </table:table-cell>
          <table:table-cell/>
          <table:table-cell office:value-type="float" office:value="3">
            <text:p>3</text:p>
          </table:table-cell>
          <table:table-cell table:formula="of:=MAX(0;10-[.F29])" office:value-type="float" office:value="7">
            <text:p>7</text:p>
          </table:table-cell>
          <table:table-cell table:formula="of:=MAX(0;10-FLOOR(1.5*[.F29];1;1))" office:value-type="float" office:value="6">
            <text:p>6</text:p>
          </table:table-cell>
          <table:table-cell table:formula="of:=MAX(0;10-FLOOR(0.2+1.8*[.F29];1;1)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MAX(1;MIN(100;30-FLOOR(3.5*[.A30];1;1)))" office:value-type="float" office:value="23">
            <text:p>23</text:p>
          </table:table-cell>
          <table:table-cell table:formula="of:=MAX(1;MIN(100;30-FLOOR(4.5*[.A30];1;1)))" office:value-type="float" office:value="21">
            <text:p>21</text:p>
          </table:table-cell>
          <table:table-cell table:formula="of:=MAX(1;MIN(100;30-FLOOR(5.5*[.A30];1;1)))" office:value-type="float" office:value="19">
            <text:p>19</text:p>
          </table:table-cell>
          <table:table-cell/>
          <table:table-cell office:value-type="float" office:value="2">
            <text:p>2</text:p>
          </table:table-cell>
          <table:table-cell table:formula="of:=MAX(0;10-[.F30])" office:value-type="float" office:value="8">
            <text:p>8</text:p>
          </table:table-cell>
          <table:table-cell table:formula="of:=MAX(0;10-FLOOR(1.5*[.F30];1;1))" office:value-type="float" office:value="7">
            <text:p>7</text:p>
          </table:table-cell>
          <table:table-cell table:formula="of:=MAX(0;10-FLOOR(0.2+1.8*[.F30];1;1))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MAX(1;MIN(100;30-FLOOR(3.5*[.A31];1;1)))" office:value-type="float" office:value="27">
            <text:p>27</text:p>
          </table:table-cell>
          <table:table-cell table:formula="of:=MAX(1;MIN(100;30-FLOOR(4.5*[.A31];1;1)))" office:value-type="float" office:value="26">
            <text:p>26</text:p>
          </table:table-cell>
          <table:table-cell table:formula="of:=MAX(1;MIN(100;30-FLOOR(5.5*[.A31];1;1)))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formula="of:=MAX(0;10-[.F31])" office:value-type="float" office:value="9">
            <text:p>9</text:p>
          </table:table-cell>
          <table:table-cell table:formula="of:=MAX(0;10-FLOOR(1.5*[.F31];1;1))" office:value-type="float" office:value="9">
            <text:p>9</text:p>
          </table:table-cell>
          <table:table-cell table:formula="of:=MAX(0;10-FLOOR(0.2+1.8*[.F31];1;1))"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MAX(1;MIN(100;30-FLOOR(3.5*[.A32];1;1)))" office:value-type="float" office:value="30">
            <text:p>30</text:p>
          </table:table-cell>
          <table:table-cell table:formula="of:=MAX(1;MIN(100;30-FLOOR(4.5*[.A32];1;1)))" office:value-type="float" office:value="30">
            <text:p>30</text:p>
          </table:table-cell>
          <table:table-cell table:formula="of:=MAX(1;MIN(100;30-FLOOR(5.5*[.A32];1;1)))"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formula="of:=MAX(0;10-[.F32])" office:value-type="float" office:value="10">
            <text:p>10</text:p>
          </table:table-cell>
          <table:table-cell table:formula="of:=MAX(0;10-FLOOR(1.5*[.F32];1;1))" office:value-type="float" office:value="10">
            <text:p>10</text:p>
          </table:table-cell>
          <table:table-cell table:formula="of:=MAX(0;10-FLOOR(0.2+1.8*[.F32];1;1))" office:value-type="float" office:value="10">
            <text:p>10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30-FLOOR((20*<text:span text:style-name="T1">x+3)</text:span>/6) (cap at 100)</text:p>
          </table:table-cell>
          <table:table-cell office:value-type="string">
            <text:p>30-ROUND(8*<text:span text:style-name="T1">x</text:span>/3) (cap at 100)</text:p>
          </table:table-cell>
          <table:table-cell office:value-type="string">
            <text:p>30-2*x (cap at 100)</text:p>
          </table:table-cell>
          <table:table-cell table:number-columns-repeated="2"/>
          <table:table-cell table:number-columns-repeated="2" office:value-type="string">
            <text:p>10-FLOOR(x/2)</text:p>
          </table:table-cell>
          <table:table-cell office:value-type="string">
            <text:p>10-FLOOR(x/4)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30-ROUND(10*[.A35]/3)" office:value-type="float" office:value="33">
            <text:p>33</text:p>
          </table:table-cell>
          <table:table-cell table:formula="of:=30-ROUND(8*[.A35]/3)" office:value-type="float" office:value="33">
            <text:p>33</text:p>
          </table:table-cell>
          <table:table-cell table:formula="of:=30-2*[.A35]" office:value-type="float" office:value="32">
            <text:p>32</text:p>
          </table:table-cell>
          <table:table-cell/>
          <table:table-cell office:value-type="float" office:value="-1">
            <text:p>-1</text:p>
          </table:table-cell>
          <table:table-cell table:formula="of:=10+FLOOR(-[.F35]/2;1;1)" office:value-type="float" office:value="10">
            <text:p>10</text:p>
          </table:table-cell>
          <table:table-cell table:formula="of:=10+FLOOR(-[.F35]/2;1;1)" office:value-type="float" office:value="10">
            <text:p>10</text:p>
          </table:table-cell>
          <table:table-cell table:formula="of:=10+FLOOR(-[.F35]/4;1;1)" office:value-type="float" office:value="10">
            <text:p>1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30-ROUND(10*[.A36]/3)" office:value-type="float" office:value="37">
            <text:p>37</text:p>
          </table:table-cell>
          <table:table-cell table:formula="of:=30-ROUND(8*[.A36]/3)" office:value-type="float" office:value="35">
            <text:p>35</text:p>
          </table:table-cell>
          <table:table-cell table:formula="of:=30-2*[.A36]" office:value-type="float" office:value="34">
            <text:p>34</text:p>
          </table:table-cell>
          <table:table-cell/>
          <table:table-cell office:value-type="float" office:value="-2">
            <text:p>-2</text:p>
          </table:table-cell>
          <table:table-cell table:formula="of:=10+FLOOR(-[.F36]/2;1;1)" office:value-type="float" office:value="11">
            <text:p>11</text:p>
          </table:table-cell>
          <table:table-cell table:formula="of:=10+FLOOR(-[.F36]/2;1;1)" office:value-type="float" office:value="11">
            <text:p>11</text:p>
          </table:table-cell>
          <table:table-cell table:formula="of:=10+FLOOR(-[.F36]/4;1;1)" office:value-type="float" office:value="10">
            <text:p>1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formula="of:=30-ROUND(10*[.A37]/3)" office:value-type="float" office:value="40">
            <text:p>40</text:p>
          </table:table-cell>
          <table:table-cell table:formula="of:=30-ROUND(8*[.A37]/3)" office:value-type="float" office:value="38">
            <text:p>38</text:p>
          </table:table-cell>
          <table:table-cell table:formula="of:=30-2*[.A37]" office:value-type="float" office:value="36">
            <text:p>36</text:p>
          </table:table-cell>
          <table:table-cell/>
          <table:table-cell office:value-type="float" office:value="-3">
            <text:p>-3</text:p>
          </table:table-cell>
          <table:table-cell table:formula="of:=10+FLOOR(-[.F37]/2;1;1)" office:value-type="float" office:value="11">
            <text:p>11</text:p>
          </table:table-cell>
          <table:table-cell table:formula="of:=10+FLOOR(-[.F37]/2;1;1)" office:value-type="float" office:value="11">
            <text:p>11</text:p>
          </table:table-cell>
          <table:table-cell table:formula="of:=10+FLOOR(-[.F37]/4;1;1)" office:value-type="float" office:value="10">
            <text:p>1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formula="of:=30-ROUND(10*[.A38]/3)" office:value-type="float" office:value="43">
            <text:p>43</text:p>
          </table:table-cell>
          <table:table-cell table:formula="of:=30-ROUND(8*[.A38]/3)" office:value-type="float" office:value="41">
            <text:p>41</text:p>
          </table:table-cell>
          <table:table-cell table:formula="of:=30-2*[.A38]" office:value-type="float" office:value="38">
            <text:p>38</text:p>
          </table:table-cell>
          <table:table-cell/>
          <table:table-cell office:value-type="float" office:value="-4">
            <text:p>-4</text:p>
          </table:table-cell>
          <table:table-cell table:formula="of:=10+FLOOR(-[.F38]/2;1;1)" office:value-type="float" office:value="12">
            <text:p>12</text:p>
          </table:table-cell>
          <table:table-cell table:formula="of:=10+FLOOR(-[.F38]/2;1;1)" office:value-type="float" office:value="12">
            <text:p>12</text:p>
          </table:table-cell>
          <table:table-cell table:formula="of:=10+FLOOR(-[.F38]/4;1;1)" office:value-type="float" office:value="11">
            <text:p>11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30-ROUND(10*[.A39]/3)" office:value-type="float" office:value="47">
            <text:p>47</text:p>
          </table:table-cell>
          <table:table-cell table:formula="of:=30-ROUND(8*[.A39]/3)" office:value-type="float" office:value="43">
            <text:p>43</text:p>
          </table:table-cell>
          <table:table-cell table:formula="of:=30-2*[.A39]" office:value-type="float" office:value="40">
            <text:p>40</text:p>
          </table:table-cell>
          <table:table-cell/>
          <table:table-cell office:value-type="float" office:value="-5">
            <text:p>-5</text:p>
          </table:table-cell>
          <table:table-cell table:formula="of:=10+FLOOR(-[.F39]/2;1;1)" office:value-type="float" office:value="12">
            <text:p>12</text:p>
          </table:table-cell>
          <table:table-cell table:formula="of:=10+FLOOR(-[.F39]/2;1;1)" office:value-type="float" office:value="12">
            <text:p>12</text:p>
          </table:table-cell>
          <table:table-cell table:formula="of:=10+FLOOR(-[.F39]/4;1;1)" office:value-type="float" office:value="11">
            <text:p>1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formula="of:=30-ROUND(10*[.A40]/3)" office:value-type="float" office:value="50">
            <text:p>50</text:p>
          </table:table-cell>
          <table:table-cell table:formula="of:=30-ROUND(8*[.A40]/3)" office:value-type="float" office:value="46">
            <text:p>46</text:p>
          </table:table-cell>
          <table:table-cell table:formula="of:=30-2*[.A40]" office:value-type="float" office:value="42">
            <text:p>42</text:p>
          </table:table-cell>
          <table:table-cell/>
          <table:table-cell office:value-type="float" office:value="-6">
            <text:p>-6</text:p>
          </table:table-cell>
          <table:table-cell table:formula="of:=10+FLOOR(-[.F40]/2;1;1)" office:value-type="float" office:value="13">
            <text:p>13</text:p>
          </table:table-cell>
          <table:table-cell table:formula="of:=10+FLOOR(-[.F40]/2;1;1)" office:value-type="float" office:value="13">
            <text:p>13</text:p>
          </table:table-cell>
          <table:table-cell table:formula="of:=10+FLOOR(-[.F40]/4;1;1)" office:value-type="float" office:value="11">
            <text:p>11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formula="of:=30-ROUND(10*[.A41]/3)" office:value-type="float" office:value="53">
            <text:p>53</text:p>
          </table:table-cell>
          <table:table-cell table:formula="of:=30-ROUND(8*[.A41]/3)" office:value-type="float" office:value="49">
            <text:p>49</text:p>
          </table:table-cell>
          <table:table-cell table:formula="of:=30-2*[.A41]" office:value-type="float" office:value="44">
            <text:p>44</text:p>
          </table:table-cell>
          <table:table-cell/>
          <table:table-cell office:value-type="float" office:value="-7">
            <text:p>-7</text:p>
          </table:table-cell>
          <table:table-cell table:formula="of:=10+FLOOR(-[.F41]/2;1;1)" office:value-type="float" office:value="13">
            <text:p>13</text:p>
          </table:table-cell>
          <table:table-cell table:formula="of:=10+FLOOR(-[.F41]/2;1;1)" office:value-type="float" office:value="13">
            <text:p>13</text:p>
          </table:table-cell>
          <table:table-cell table:formula="of:=10+FLOOR(-[.F41]/4;1;1)" office:value-type="float" office:value="11">
            <text:p>11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formula="of:=30-ROUND(10*[.A42]/3)" office:value-type="float" office:value="57">
            <text:p>57</text:p>
          </table:table-cell>
          <table:table-cell table:formula="of:=30-ROUND(8*[.A42]/3)" office:value-type="float" office:value="51">
            <text:p>51</text:p>
          </table:table-cell>
          <table:table-cell table:formula="of:=30-2*[.A42]" office:value-type="float" office:value="46">
            <text:p>46</text:p>
          </table:table-cell>
          <table:table-cell/>
          <table:table-cell office:value-type="float" office:value="-8">
            <text:p>-8</text:p>
          </table:table-cell>
          <table:table-cell table:formula="of:=10+FLOOR(-[.F42]/2;1;1)" office:value-type="float" office:value="14">
            <text:p>14</text:p>
          </table:table-cell>
          <table:table-cell table:formula="of:=10+FLOOR(-[.F42]/2;1;1)" office:value-type="float" office:value="14">
            <text:p>14</text:p>
          </table:table-cell>
          <table:table-cell table:formula="of:=10+FLOOR(-[.F42]/4;1;1)" office:value-type="float" office:value="12">
            <text:p>1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formula="of:=30-ROUND(10*[.A43]/3)" office:value-type="float" office:value="60">
            <text:p>60</text:p>
          </table:table-cell>
          <table:table-cell table:formula="of:=30-ROUND(8*[.A43]/3)" office:value-type="float" office:value="54">
            <text:p>54</text:p>
          </table:table-cell>
          <table:table-cell table:formula="of:=30-2*[.A43]" office:value-type="float" office:value="48">
            <text:p>48</text:p>
          </table:table-cell>
          <table:table-cell/>
          <table:table-cell office:value-type="float" office:value="-9">
            <text:p>-9</text:p>
          </table:table-cell>
          <table:table-cell table:formula="of:=10+FLOOR(-[.F43]/2;1;1)" office:value-type="float" office:value="14">
            <text:p>14</text:p>
          </table:table-cell>
          <table:table-cell table:formula="of:=10+FLOOR(-[.F43]/2;1;1)" office:value-type="float" office:value="14">
            <text:p>14</text:p>
          </table:table-cell>
          <table:table-cell table:formula="of:=10+FLOOR(-[.F43]/4;1;1)" office:value-type="float" office:value="12">
            <text:p>12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30-ROUND(10*[.A44]/3)" office:value-type="float" office:value="63">
            <text:p>63</text:p>
          </table:table-cell>
          <table:table-cell table:formula="of:=30-ROUND(8*[.A44]/3)" office:value-type="float" office:value="57">
            <text:p>57</text:p>
          </table:table-cell>
          <table:table-cell table:formula="of:=30-2*[.A44]" office:value-type="float" office:value="50">
            <text:p>50</text:p>
          </table:table-cell>
          <table:table-cell/>
          <table:table-cell office:value-type="float" office:value="-10">
            <text:p>-10</text:p>
          </table:table-cell>
          <table:table-cell table:formula="of:=10+FLOOR(-[.F44]/2;1;1)" office:value-type="float" office:value="15">
            <text:p>15</text:p>
          </table:table-cell>
          <table:table-cell table:formula="of:=10+FLOOR(-[.F44]/2;1;1)" office:value-type="float" office:value="15">
            <text:p>15</text:p>
          </table:table-cell>
          <table:table-cell table:formula="of:=10+FLOOR(-[.F44]/4;1;1)"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5/11/2016</text:date>, <text:time>04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7:40:24.61</meta:creation-date>
    <dc:date>2016-05-11T04:20:02.85</dc:date>
    <meta:editing-duration>PT10H39M38S</meta:editing-duration>
    <meta:editing-cycles>3</meta:editing-cycles>
    <meta:generator>OpenOffice.org/3.4.1$Win32 OpenOffice.org_project/341m1$Build-9593</meta:generator>
    <meta:document-statistic meta:table-count="3" meta:cell-count="250" meta:object-count="0"/>
  </office:meta>
</office:document-meta>
</file>